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345cm" svg:height="0.799cm" draw:transform="skewX (0.000349065850398865) rotate (-1.55247036964896) translate (3.9045110744874cm 2.9664127776905cm)" svg:viewBox="0 0 2346 800" svg:d="M74 703c195 18 745 69 1155 87s890 7 1103 4c72-6-154-713-220-715-190 8-336 83-820 59-482-24-1049-104-1260-138-68-9-14 697 42 703z">
          <text:p/>
        </draw:path>
        <draw:path draw:style-name="gr1" draw:text-style-name="P1" draw:layer="layout" svg:width="0.693cm" svg:height="0.719cm" draw:transform="rotate (-0.825540736193318) translate (3.3186976295546cm 2.8652734463406cm)" svg:viewBox="0 0 694 720" svg:d="M694 691c-46-230-54-419-35-561-2-95-640-184-647-91-10 271-26 343 13 557 25 104 674 163 669 95z">
          <text:p/>
        </draw:path>
        <draw:path draw:style-name="gr1" draw:text-style-name="P1" draw:layer="layout" svg:width="0.903cm" svg:height="0.661cm" draw:transform="rotate (-2.15757602131539) translate (4.0339911071038cm 2.95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7029911071038cm 3.27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9899911071038cm 5.082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24cm" svg:height="1.579cm" draw:transform="rotate (-1.55194677087336) translate (6.9563978479699cm 7.32555885972799cm)" svg:viewBox="0 0 925 1580" svg:d="M925 1555c-22-117-69-425-101-696-33-269-16-476-14-616-15-101-810-314-810-220 17 225 16 375 57 709 39 334 42 483 65 695 19 105 819 199 803 128z">
          <text:p/>
        </draw:path>
        <draw:path draw:style-name="gr1" draw:text-style-name="P1" draw:layer="layout" svg:width="2.8cm" svg:height="1.78cm" draw:transform="skewX (0.000349065850398922) rotate (0.963247214175671) translate (4.2967643008052cm 7.2974073634448cm)" svg:viewBox="0 0 2801 1781" svg:d="M49 1581c350 68 527 31 981 109 445 86 948 176 1373-66 424-245 540-743 198-1162-342-420-757-476-921-460-128 31 23 647 94 653 195-20 264 343 98 498s-652-15-909-74-451-96-690-145c-100-20-387 596-224 647z">
          <text:p/>
        </draw:path>
        <draw:path draw:style-name="gr1" draw:text-style-name="P1" draw:layer="layout" svg:width="0.903cm" svg:height="0.661cm" draw:transform="rotate (-2.15757602131539) translate (7.3229911071038cm 7.48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0009911071038cm 7.62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07099110710381cm 5.889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5.711cm" svg:height="1.105cm" draw:transform="skewX (-0.000174532925199534) rotate (-2.13349047763787) translate (6.7235547860096cm 3.5180584553322cm)" svg:viewBox="0 0 5712 1106" svg:d="M40 658c340 29 2065 151 2956 228 891 76 2184 243 2547 217 130 2 279-655 51-664-272 14-1733-42-2686-114-951-71-2385-269-2745-325-123-20-221 645-123 658z">
          <text:p/>
        </draw:path>
        <draw:path draw:style-name="gr1" draw:text-style-name="P1" draw:layer="layout" svg:width="0.903cm" svg:height="0.661cm" draw:transform="rotate (-2.15757602131539) translate (6.9389911071038cm 3.201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3.63879114539901cm 7.60162810846251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6:59.550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3"/>
  </office:meta>
</office:document-meta>
</file>